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7ad" officeooo:paragraph-rsid="0006a7ad"/>
    </style:style>
    <style:style style:name="P2" style:family="paragraph" style:parent-style-name="Standard">
      <style:text-properties officeooo:rsid="0006a7ad" officeooo:paragraph-rsid="0006a7ad"/>
    </style:style>
    <style:style style:name="P3" style:family="paragraph" style:parent-style-name="Standard">
      <style:text-properties officeooo:paragraph-rsid="00074a95"/>
    </style:style>
    <style:style style:name="P4" style:family="paragraph" style:parent-style-name="Standard">
      <style:text-properties officeooo:rsid="00074a95" officeooo:paragraph-rsid="00074a95"/>
    </style:style>
    <style:style style:name="T1" style:family="text">
      <style:text-properties officeooo:rsid="0006a7ad"/>
    </style:style>
    <style:style style:name="T2" style:family="text">
      <style:text-properties fo:font-variant="normal" fo:text-transform="none" fo:color="#859900" style:font-name="Consolas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b9bbbe" fo:letter-spacing="normal"/>
    </style:style>
    <style:style style:name="T4" style:family="text">
      <style:text-properties fo:font-variant="normal" fo:text-transform="none" fo:color="#b9bbbe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ère partie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6.</text:p>
      <text:p text:style-name="P1">7.</text:p>
      <text:p text:style-name="P1">8.</text:p>
      <text:p text:style-name="P1">9.</text:p>
      <text:p text:style-name="P1"/>
      <text:p text:style-name="P1">Deuxième partie</text:p>
      <text:p text:style-name="P1"/>
      <text:p text:style-name="P1">1.</text:p>
      <text:p text:style-name="P1">select Musicien.Nom_Musicien, Musicien.Prénom_Musicien</text:p>
      <text:p text:style-name="P1">from Oeuvre</text:p>
      <text:p text:style-name="P1"><text:s text:c="4"/>inner join Composer on Composer.Code_Oeuvre = Oeuvre.Code_Oeuvre </text:p>
      <text:p text:style-name="P1"><text:s text:c="4"/>inner join Musicien on Musicien.Code_Musicien = Composer.Code_Musicien </text:p>
      <text:p text:style-name="P1">group by Musicien.Prénom_Musicien, Musicien.Nom_Musicien</text:p>
      <text:p text:style-name="P1">having count(Oeuvre.Code_Oeuvre) &gt; (select avg(1.0*C.nbOeuvres) as nbMoyenOeuvres</text:p>
      <text:p text:style-name="P1">from (</text:p>
      <text:p text:style-name="P1">select count(Oeuvre.Code_Oeuvre) as nbOeuvres, Musicien.Prénom_Musicien, Musicien.Nom_Musicien from Oeuvre </text:p>
      <text:p text:style-name="P1"><text:s text:c="4"/>inner join Composer on Composer.Code_Oeuvre = Oeuvre.Code_Oeuvre </text:p>
      <text:p text:style-name="P1"><text:s text:c="4"/>inner join Musicien on Musicien.Code_Musicien = Composer.Code_Musicien </text:p>
      <text:p text:style-name="P1">group by Musicien.Nom_Musicien, Musicien.Prénom_Musicien) as C)</text:p>
      <text:p text:style-name="P1"/>
      <text:p text:style-name="P1">2.</text:p>
      <text:p text:style-name="P1">3.</text:p>
      <text:p text:style-name="P3"><text:span text:style-name="T1">4.</text:span></text:p>
      <text:p text:style-name="P3">select distinct *</text:p>
      <text:p text:style-name="P3">from Enregistrement E1</text:p>
      <text:p text:style-name="P3">where exists (</text:p>
      <text:p text:style-name="P3"><text:s text:c="4"/>select *</text:p>
      <text:p text:style-name="P3"><text:s text:c="4"/>from Enregistrement E2</text:p>
      <text:p text:style-name="P3"><text:s text:c="4"/>where E1.Code_Enregistrement &lt;&gt; E2.Code_Enregistrement</text:p>
      <text:p text:style-name="P3"><text:s text:c="4"/>and <text:s text:c="2"/>E1.Prix = E2.Prix</text:p>
      <text:p text:style-name="P3"><text:s text:c="4"/>and <text:s text:c="2"/>E1.Durée = E2.Durée</text:p>
      <text:p text:style-name="P3"><text:s text:c="4"/>)</text:p>
      <text:p text:style-name="P3"/>
      <text:p text:style-name="P4">Troisième partie :</text:p>
      <text:p text:style-name="P4"/>
      <text:p text:style-name="P4">1.</text:p>
      <text:p text:style-name="P4">2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18:04:52.114000000</meta:creation-date>
    <dc:date>2020-11-22T12:43:35.355000000</dc:date>
    <meta:editing-duration>PT1H33M30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8" meta:word-count="109" meta:character-count="954" meta:non-whitespace-character-count="834"/>
  </office:meta>
</office:document-meta>
</file>